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36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0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9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9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5068058074408794375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9">먼저, 크로가 왔다. 지상에서 데굴데굴을 하고 있었을 때 미케가 왔다.</text:p>
            </text:list-item>
            <text:list-item>
              <text:p text:style-name="P59">이 번은 두 마리 모구, 동시에, 허리 문질러 을 했다.</text:p>
            </text:list-item>
            <text:list-item>
              <text:p text:style-name="P59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613643370666708806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87">그 모양「形状에서 판단하여, 처음에는 미케라고 생각했다.</text:p>
                </text:list-item>
                <text:list-item>
                  <text:p text:style-name="P87">그러나, 미케와 비해, 머리가 더 크다. </text:p>
                </text:list-item>
                <text:list-item>
                  <text:p text:style-name="P87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7571435316825529390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0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814967074370353976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4383836463604714935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7930485969563597381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1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2616041899618332384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88">그러자「すると, "휴" 라고 으르렁「唸り声을 거렸다「立てた.</text:p>
                </text:list-item>
                <text:list-item>
                  <text:p text:style-name="P88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6193875134735809951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325371439918932708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2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750356744129207286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3">크로는 다시 내려오지 않는다. / 이 번은 돌출 울타리 앞에 나오는 것조차 하지 않아.</text:p>
            </text:list-item>
            <text:list-item>
              <text:p text:style-name="P63">미케에 잠시 허리 문지르을 하고, 옹벽 위를 보면, 크로는 없어.</text:p>
            </text:list-item>
            <text:list-item>
              <text:p text:style-name="P63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6337341273593199772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4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1584599434300128662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비가 내리고 있었다. / 울타리에 접근해 보니, 미케의 울음 소리. / 더우기 보면, 크로의 그림자도 보인다.</text:p>
            </text:list-item>
            <text:list-item>
              <text:p text:style-name="P65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6278630407984023415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6">크로가 왔다. 미케는 오지 않았다.</text:p>
            </text:list-item>
            <text:list-item>
              <text:p text:style-name="P66">옹벽에 도착한 때 두 마리 모두 없었다.</text:p>
            </text:list-item>
            <text:list-item>
              <text:p text:style-name="P66">보도 쪽에 간다. 수영장의 모서리에 간다. 혀를 울린다.</text:p>
            </text:list-item>
            <text:list-item>
              <text:p text:style-name="P66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6">울타리 속에서 고양이의 울음 소리가 들린다.</text:p>
            </text:list-item>
            <text:list-item>
              <text:p text:style-name="P66">처음, 미케이 아닐까라고 생각한다. 하지만, 목소리가 약간 작다. 또 높다.</text:p>
            </text:list-item>
            <text:list-item>
              <text:p text:style-name="P66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5080722291393857001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7">류가 왔다. 어떻게 왔는지? / 우선, 미케가 있어. 지상에 내렸다. 허리를 마사지.</text:p>
            </text:list-item>
            <text:list-item>
              <text:p text:style-name="P67">잠시 후 보도 쪽의 옹벽 위에서 고양이의 그림자. 크로 이다.</text:p>
            </text:list-item>
            <text:list-item>
              <text:p text:style-name="P67"><text:soft-page-break/>미케를 옹벽에 올리고 먹이를 준다.</text:p>
            </text:list-item>
            <text:list-item>
              <text:p text:style-name="P67">그리고 크로 옆으로 간다. / 2,3 번 쓰다듬다. / 그러자, 크로는 보도 쪽에 가서 버린다.</text:p>
            </text:list-item>
            <text:list-item>
              <text:p text:style-name="P67">갑자기, 울타리 속에 한 마리의 고양이가 나타난다.</text:p>
            </text:list-item>
            <text:list-item>
              <text:p text:style-name="P67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7">수영장의 서 쪽 모퉁이로 가면, 크로가 울타리속에서 외에 나온다.</text:p>
            </text:list-item>
            <text:list-item>
              <text:p text:style-name="P67">그런데, 류도 공원 쪽에서 온 버린다.</text:p>
            </text:list-item>
            <text:list-item>
              <text:p text:style-name="P67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7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7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2664833022573681813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류는 오지 않다.</text:p>
            </text:list-item>
            <text:list-item>
              <text:p text:style-name="P68">크로, 미케. 두 마리 모두 이미 옹벽 위에 있다.</text:p>
            </text:list-item>
            <text:list-item>
              <text:p text:style-name="P68">미케를 내렸다. <text:s/>/ 크로는 내려 오지 않다. 목소리를 던지지만, 여전히 오지않다.</text:p>
            </text:list-item>
            <text:list-item>
              <text:p text:style-name="P68">지상에서 미케의 허리를 마사지하면서, 크로에 목소리를 몇번 던진다.</text:p>
            </text:list-item>
            <text:list-item>
              <text:p text:style-name="P68">미케를 옹벽 위에 올린다. / 크로에 호소한다. "지상에 내려와자" / 변함없이 오지않다.</text:p>
            </text:list-item>
            <text:list-item>
              <text:p text:style-name="P68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631743326591578869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크로는 다시 내려 오지 않다.</text:p>
            </text:list-item>
            <text:list-item>
              <text:p text:style-name="P69">클로에 향해 목소리를 던지면서, 미케의 허리를 마사지한다.</text:p>
            </text:list-item>
            <text:list-item>
              <text:p text:style-name="P69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3342600906898779565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4914005000837427410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1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7033927064185516929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류가 왔다. / 옹백에 도착했던 때 이미 옹벽 위에 있었다.</text:p>
            </text:list-item>
            <text:list-item>
              <text:p text:style-name="P72">우선, 그림자만 보였지만, 머리의 크기에 의해 류이라고 알려졌다.</text:p>
            </text:list-item>
            <text:list-item>
              <text:p text:style-name="P72">류에 말을 걸어, 근처에 간다. / 조금 고민했지만, 베이스트를 반 주기로한다.</text:p>
            </text:list-item>
            <text:list-item>
              <text:p text:style-name="P72">페이스트를 용기에서 반출한 후 돌출 방향을 보면, 크로가 있다. / 네발 앉아 있다.</text:p>
            </text:list-item>
            <text:list-item>
              <text:p text:style-name="P72">크로에 나머지 중 4 분의 3 정도를 준다.</text:p>
            </text:list-item>
            <text:list-item>
              <text:p text:style-name="P72">그리고, 나머지 전부를 다시 류에 준다.</text:p>
            </text:list-item>
            <text:list-item>
              <text:p text:style-name="P72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2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2">주위를 조금 걸어 본다. / 없다. / 보도에 가장 가까운 곳에 나있는 나무의 뿌리를 본다. 크로가 있다.</text:p>
            </text:list-item>
            <text:list-item>
              <text:p text:style-name="P72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6220212168509856313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89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89">그리고, 울음 소리가 들려온다「聞こえてくる. / </text:p>
            </text:list-item>
            <text:list-item>
              <text:p text:style-name="P89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6151775227508236778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3">전 번 째와 같이, 미케에 마사지를 할 때, 때때로 크로에 목소리를 던진다.</text:p>
            </text:list-item>
            <text:list-item>
              <text:p text:style-name="P73">그리고 미케를 옹벽에 올리고, 페이스트를 준다. / 우선 미케. 그리고, 크로.</text:p>
            </text:list-item>
            <text:list-item>
              <text:p text:style-name="P73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201865429051491762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4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4980752364061061539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비가 내리고 있었다. / 울타리 속에도 두 마리는 없다. / 수여장의 서 쪽으로 가서 본다. / 혀를 울린다. / 누구도 오지 않다.</text:p>
            </text:list-item>
            <text:list-item>
              <text:p text:style-name="P75">공원으로 돌아간다. / 입구의 근처에서 고양이의 울음소리가 들린다. / 차도의 맞은 편에 있는 아파트의 입구 근처에서.</text:p>
            </text:list-item>
            <text:list-item>
              <text:p text:style-name="P75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7998572627857818825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 모두. / 미케에게 허리 마사지. / 두 마리에게 페이스트.</text:p>
            </text:list-item>
            <text:list-item>
              <text:p text:style-name="P76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3061590895842604196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어제. 미케는 처음부터 옹벽 위에 있다.</text:p>
            </text:list-item>
            <text:list-item>
              <text:p text:style-name="P77">크로는 옹벽 위에는 오지 않고, 울타리 속에도 없다.</text:p>
            </text:list-item>
            <text:list-item>
              <text:p text:style-name="P77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7">하품을 하고 있다.</text:p>
            </text:list-item>
            <text:list-item>
              <text:p text:style-name="P77">"이쪽으로 오자" 라고 목소리를 던지면서, 공원의 방향으로 내 몸을 향한다.</text:p>
            </text:list-item>
            <text:list-item>
              <text:p text:style-name="P77">하지만, 크로는 그 자리에 우두커니 채 움직이지 않다.</text:p>
            </text:list-item>
            <text:list-item>
              <text:p text:style-name="P77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6564322925379506916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어제. 두 마리 모두 온다.</text:p>
            </text:list-item>
            <text:list-item>
              <text:p text:style-name="P78">어제는 그 때 까지 와는 달리, 미케를 지상에 내렸던 후 먼저 크로에게 페이스트를 주었다.</text:p>
            </text:list-item>
            <text:list-item>
              <text:p text:style-name="P78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8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8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211738311632736930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9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5284734976231654534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크로는 다시 지상에는 오지않다.</text:p>
            </text:list-item>
            <text:list-item>
              <text:p text:style-name="P80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6061934163682215225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비가 내렸다. / 두 마리는 오지 않을까라고 생각했었다.</text:p>
            </text:list-item>
            <text:list-item>
              <text:p text:style-name="P81">옹벽에 도착하고, 울타리 안을 들여다본다. / 혀를 울린다.</text:p>
            </text:list-item>
            <text:list-item>
              <text:p text:style-name="P81">1 분 정도 그 자리에 있던 것일까, "냐아" 라고 고양이의 울음소리가 들린다. / 곧 그 소리가 미케이라고 알 수 있다.</text:p>
            </text:list-item>
            <text:list-item>
              <text:p text:style-name="P81">미케에 울타리 너머로 페이스트를 준다.</text:p>
            </text:list-item>
            <text:list-item>
              <text:p text:style-name="P81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7290014838196032184" text:style-name="L30">
        <text:list-item>
          <text:p text:style-name="P82">A</text:p>
          <text:list>
            <text:list-item>
              <text:p text:style-name="P82">위안부 문제. / 30 만인의 조선의 여성들. / 강제적으로 성 노예로 되었다.</text:p>
            </text:list-item>
            <text:list-item>
              <text:p text:style-name="P82">일본군은 이 성노예 제도의 운영에 참여했었다.</text:p>
            </text:list-item>
            <text:list-item>
              <text:p text:style-name="P82">따라서, 일본은 국가로 성노예 피해자들에 대해 책임이 있다.</text:p>
            </text:list-item>
          </text:list>
        </text:list-item>
        <text:list-item>
          <text:p text:style-name="P82">B</text:p>
          <text:list>
            <text:list-item>
              <text:p text:style-name="P82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363358072424731847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아무도 오지 않다. / 항상 올 곳에서는 없다.</text:p>
            </text:list-item>
            <text:list-item>
              <text:p text:style-name="P83">보도에 나오고 수영장의 서쪽으로 걸어간다.</text:p>
            </text:list-item>
            <text:list-item>
              <text:p text:style-name="P83">울타리에 접근하고, 혀를 울린다. / 오지 않다.</text:p>
            </text:list-item>
            <text:list-item>
              <text:p text:style-name="P83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7485047867401141254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4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4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5637415279428464750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 모두, 나가 옹벽에 도착한 때 이미 있었다.</text:p>
            </text:list-item>
            <text:list-item>
              <text:p text:style-name="P85">크로가 미케보다 돌출울타리 가까이에 있다.</text:p>
            </text:list-item>
            <text:list-item>
              <text:p text:style-name="P85">내가 항상 위치에 서서, 먼저 미케가 온다.</text:p>
            </text:list-item>
            <text:list-item>
              <text:p text:style-name="P85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9033036404687010190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두 마리 모두 오지 않는다. / 평소와 같이 수영장의 서쪽으로 가서, 울타리에 가까이 다가가, 혀를 울린다. / 누구도 오지 않아.</text:p>
            </text:list-item>
            <text:list-item>
              <text:p text:style-name="P86">이 밤은 쇼핑은 없이, 도서관에 책을 반환할 심부름도 없고.</text:p>
            </text:list-item>
            <text:list-item>
              <text:p text:style-name="P86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1318061799843019818" text:style-name="L37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6"><text:span text:style-name="T4">크로만 왔다. / 옹벽에는 없었다. / 보도에 나오고, 서쪽으로 간다. / 중간에서 고양이의 울음소리. 희미하게.</text:span></text:p>
            </text:list-item>
            <text:list-item>
              <text:p text:style-name="P56"><text:span text:style-name="T4">울음소리의 음정이 높다. / 크로라고 알 수 있다.</text:span></text:p>
            </text:list-item>
            <text:list-item>
              <text:p text:style-name="P56"><text:span text:style-name="T4">"와서" 라고 크로에게 말하고, 공원에 돌아간다.</text:span>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56"><text:span text:style-name="T4">잠시 지면 위에서 "데굴 데굴" 을 한다. / 운동장 근처까지 굴러 간다.</text:span>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>@@@</text:p>
      <text:p text:style-name="P5">[XXX] </text:p>
      <text:p text:style-name="P8">myself / diary / XXX</text:p>
      <text:p text:style-name="P8"/>
      <text:list xml:id="list5136824733105853755" text:style-name="L38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57"><text:soft-page-break/>신체 / 정신</text:p>
        </text:list-item>
        <text:list-item>
          <text:p text:style-name="P57">새로운 지식 / 행동</text:p>
        </text:list-item>
        <text:list-item>
          <text:p text:style-name="P57">음악</text:p>
        </text:list-item>
        <text:list-item>
          <text:p text:style-name="P57">기타</text:p>
        </text:list-item>
        <text:list-item>
          <text:p text:style-name="P57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4665376" text:continue-list="list1201865429051491762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863319697055153846" text:style-name="L35">
        <text:list-item>
          <text:p text:style-name="P9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ext:soft-page-break/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264813714510564268" text:style-name="L36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5T14:44:01.93</dc:date>
    <dc:creator>iwabuchi ken</dc:creator>
    <meta:editing-duration>P2DT11H59M14S</meta:editing-duration>
    <meta:editing-cycles>288</meta:editing-cycles>
    <meta:generator>OpenOffice/4.1.3$Win32 OpenOffice.org_project/413m1$Build-9783</meta:generator>
    <meta:document-statistic meta:table-count="7" meta:image-count="0" meta:object-count="0" meta:page-count="29" meta:paragraph-count="617" meta:word-count="11176" meta:character-count="17358"/>
  </office:meta>
</office:document-meta>
</file>